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ba7" officeooo:paragraph-rsid="001f3ba7"/>
    </style:style>
    <style:style style:name="P2" style:family="paragraph" style:parent-style-name="Preformatted_20_Text">
      <style:paragraph-properties fo:background-color="#99ff66">
        <style:background-image/>
      </style:paragraph-properties>
      <style:text-properties officeooo:rsid="001f3ba7" officeooo:paragraph-rsid="001f3ba7"/>
    </style:style>
    <style:style style:name="P3" style:family="paragraph" style:parent-style-name="Preformatted_20_Text">
      <style:paragraph-properties fo:background-color="#ff950e">
        <style:background-image/>
      </style:paragraph-properties>
      <style:text-properties fo:font-weight="bold" officeooo:rsid="001f3ba7" officeooo:paragraph-rsid="001f3ba7" style:font-weight-asian="bold" style:font-weight-complex="bold"/>
    </style:style>
    <style:style style:name="P4" style:family="paragraph" style:parent-style-name="Preformatted_20_Text">
      <style:paragraph-properties fo:background-color="#ff950e">
        <style:background-image/>
      </style:paragraph-properties>
      <style:text-properties officeooo:rsid="001f3ba7" officeooo:paragraph-rsid="001f3ba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|-------------------------------------------------------------------------------|</text:p>
      <text:p text:style-name="P1">|Bill Of Materials for Mega2560DriverBoard.sch on Wed Dec 18 09:31:28 2013 <text:s text:c="5"/>|</text:p>
      <text:p text:style-name="P1">|-------------------------------------------------------------------------------|</text:p>
      <text:p text:style-name="P1">|Item|Qty |Reference|Part Name <text:s text:c="4"/>|Manufacturer <text:s/>|Description <text:s text:c="17"/>|</text:p>
      <text:p text:style-name="P2">|----+----+---------+--------------+--------------+-----------------------------|</text:p>
      <text:p text:style-name="P2">|1 <text:s text:c="2"/>|1 <text:s text:c="2"/>|U1 <text:s text:c="6"/>|ATMEL_ATMEGA25| <text:s text:c="13"/>| <text:s text:c="28"/>|</text:p>
      <text:p text:style-name="P2">| <text:s text:c="3"/>| <text:s text:c="3"/>| <text:s text:c="8"/>|60 <text:s text:c="11"/>| <text:s text:c="13"/>| <text:s text:c="28"/>|</text:p>
      <text:p text:style-name="P2">|2 <text:s text:c="2"/>|1 <text:s text:c="2"/>|C4 <text:s text:c="6"/>|CAP0603,.01uF |IPC SM-782 <text:s text:c="3"/>|SURFACE MOUNT CAPACITOR 0.031|</text:p>
      <text:p text:style-name="P2">| <text:s text:c="3"/>| <text:s text:c="3"/>| <text:s text:c="8"/>| <text:s text:c="13"/>|STD. <text:s text:c="9"/>|X 0.061 INCHES <text:s text:c="14"/>|</text:p>
      <text:p text:style-name="P2">|3 <text:s text:c="2"/>|1 <text:s text:c="2"/>|C5 <text:s text:c="6"/>|CAP0603,100nF |IPC SM-782 <text:s text:c="3"/>|SURFACE MOUNT CAPACITOR 0.031|</text:p>
      <text:p text:style-name="P2">| <text:s text:c="3"/>| <text:s text:c="3"/>| <text:s text:c="8"/>| <text:s text:c="13"/>|STD. <text:s text:c="9"/>|X 0.061 INCHES <text:s text:c="14"/>|</text:p>
      <text:p text:style-name="P2">|4 <text:s text:c="2"/>|3 <text:s text:c="2"/>|C1-3 <text:s text:c="4"/>|CAP_FK1A151P <text:s/>| <text:s text:c="13"/>| <text:s text:c="28"/>|</text:p>
      <text:p text:style-name="P2">|5 <text:s text:c="2"/>|1 <text:s text:c="2"/>|J5 <text:s text:c="6"/>|CD4082_ANDGATE| <text:s text:c="13"/>| <text:s text:c="28"/>|</text:p>
      <text:p text:style-name="P2">|6 <text:s text:c="2"/>|1 <text:s text:c="2"/>|D1 <text:s text:c="6"/>|CMS04_DIODE <text:s text:c="2"/>| <text:s text:c="13"/>| <text:s text:c="28"/>|</text:p>
      <text:p text:style-name="P2">|7 <text:s text:c="2"/>|1 <text:s text:c="2"/>|Y1 <text:s text:c="6"/>|CSTCE16MOV_CRY| <text:s text:c="13"/>| <text:s text:c="28"/>|</text:p>
      <text:p text:style-name="P2">| <text:s text:c="3"/>| <text:s text:c="3"/>| <text:s text:c="8"/>|STAL <text:s text:c="9"/>| <text:s text:c="13"/>| <text:s text:c="28"/>|</text:p>
      <text:p text:style-name="P3">|8 <text:s text:c="2"/>|1 <text:s text:c="2"/>|H10 <text:s text:c="5"/>|EXTRAPIN_HEADE| <text:s text:c="13"/>| <text:s text:c="28"/>|</text:p>
      <text:p text:style-name="P4"><text:span text:style-name="T1">| <text:s text:c="3"/>| <text:s text:c="3"/>| <text:s text:c="8"/>|RS_24 </text:span><text:s text:c="8"/>| <text:s text:c="13"/>| <text:s text:c="28"/>|</text:p>
      <text:p text:style-name="P2">|9 <text:s text:c="2"/>|1 <text:s text:c="2"/>|U9 <text:s text:c="6"/>|FT232RL_USART | <text:s text:c="13"/>| <text:s text:c="28"/>|</text:p>
      <text:p text:style-name="P4"><text:span text:style-name="T1">|10 <text:s/>|4 <text:s text:c="2"/>|U6 U8 <text:s text:c="3"/>|GREENLED_0603 </text:span>| <text:s text:c="13"/>| <text:s text:c="28"/>|</text:p>
      <text:p text:style-name="P4"><text:span text:style-name="T1">| <text:s text:c="3"/>| <text:s text:c="3"/>|U10-11 <text:s/></text:span><text:s/>| <text:s text:c="13"/>| <text:s text:c="13"/>| <text:s text:c="28"/>|</text:p>
      <text:p text:style-name="P2">|11 <text:s/>|1 <text:s text:c="2"/>|J7 <text:s text:c="6"/>|ICSP_HEADER <text:s text:c="2"/>| <text:s text:c="13"/>| <text:s text:c="28"/>|</text:p>
      <text:p text:style-name="P2">|12 <text:s/>|1 <text:s text:c="2"/>|L1 <text:s text:c="6"/>|IHLP6767DZER20| <text:s text:c="13"/>|MOLDED INDUCTOR, 0.5" PIN <text:s text:c="3"/>|</text:p>
      <text:p text:style-name="P2">| <text:s text:c="3"/>| <text:s text:c="3"/>| <text:s text:c="8"/>|0M11_IND,22uH | <text:s text:c="13"/>|SPACING <text:s text:c="21"/>|</text:p>
      <text:p text:style-name="P2">|13 <text:s/>|1 <text:s text:c="2"/>|U2 <text:s text:c="6"/>|LM2678S-5.0 <text:s text:c="2"/>| <text:s text:c="13"/>| <text:s text:c="28"/>|</text:p>
      <text:p text:style-name="P3">|14 <text:s/>|4 <text:s text:c="2"/>|H11-14 <text:s text:c="2"/>|M3_MOUNTING_HO| <text:s text:c="13"/>| <text:s text:c="28"/>|</text:p>
      <text:p text:style-name="P4"><text:span text:style-name="T1">| <text:s text:c="3"/>| <text:s text:c="3"/>| <text:s text:c="8"/>|LE <text:s/></text:span><text:s text:c="10"/>| <text:s text:c="13"/>| <text:s text:c="28"/>|</text:p>
      <text:p text:style-name="P3">|15 <text:s/>|4 <text:s text:c="2"/>|H1-3 H8 <text:s/>|POLOLUDRV8825_| <text:s text:c="13"/>| <text:s text:c="28"/>|</text:p>
      <text:p text:style-name="P4"><text:span text:style-name="T1">| <text:s text:c="3"/>| <text:s text:c="3"/>| <text:s text:c="8"/>|HEADERS </text:span><text:s text:c="6"/>| <text:s text:c="13"/>| <text:s text:c="28"/>|</text:p>
      <text:p text:style-name="P4"><text:span text:style-name="T1">|16 <text:s/>|1 <text:s text:c="2"/>|D3 <text:s text:c="6"/>|REDLED_0603 <text:s text:c="2"/>|</text:span> <text:s text:c="13"/>| <text:s text:c="28"/>|</text:p>
      <text:p text:style-name="P2">|17 <text:s/>|13 <text:s/>|R12 R16 <text:s/>|RES0603,10k <text:s text:c="2"/>|IPC SM-782 <text:s text:c="3"/>|SURFACE MOUNT RESISTOR 0.031 |</text:p>
      <text:p text:style-name="P2">| <text:s text:c="3"/>| <text:s text:c="3"/>|R19-29 <text:s text:c="2"/>| <text:s text:c="13"/>|STD. <text:s text:c="9"/>|X 0.061 INCHES, 1/10W <text:s text:c="7"/>|</text:p>
      <text:p text:style-name="P2">|18 <text:s/>|5 <text:s text:c="2"/>|R10 <text:s text:c="5"/>|RES0603,150 <text:s text:c="2"/>|IPC SM-782 <text:s text:c="3"/>|SURFACE MOUNT RESISTOR 0.031 |</text:p>
      <text:p text:style-name="P2">| <text:s text:c="3"/>| <text:s text:c="3"/>|R13-14 <text:s text:c="2"/>| <text:s text:c="13"/>|STD. <text:s text:c="9"/>|X 0.061 INCHES, 1/10W <text:s text:c="7"/>|</text:p>
      <text:p text:style-name="P2">| <text:s text:c="3"/>| <text:s text:c="3"/>|R17-18 <text:s text:c="2"/>| <text:s text:c="13"/>| <text:s text:c="13"/>| <text:s text:c="28"/>|</text:p>
      <text:p text:style-name="P2">|19 <text:s/>|1 <text:s text:c="2"/>|R1 <text:s text:c="6"/>|RES0603,1M <text:s text:c="3"/>|IPC SM-782 <text:s text:c="3"/>|SURFACE MOUNT RESISTOR 0.031 |</text:p>
      <text:p text:style-name="P2">| <text:s text:c="3"/>| <text:s text:c="3"/>| <text:s text:c="8"/>| <text:s text:c="13"/>|STD. <text:s text:c="9"/>|X 0.061 INCHES, 1/10W <text:s text:c="7"/>|</text:p>
      <text:p text:style-name="P2">|20 <text:s/>|9 <text:s text:c="2"/>|R2-9 R11 |RES0603,1k <text:s text:c="3"/>|IPC SM-782 <text:s text:c="3"/>|SURFACE MOUNT RESISTOR 0.031 |</text:p>
      <text:p text:style-name="P2">| <text:s text:c="3"/>| <text:s text:c="3"/>| <text:s text:c="8"/>| <text:s text:c="13"/>|STD. <text:s text:c="9"/>|X 0.061 INCHES, 1/10W <text:s text:c="7"/>|</text:p>
      <text:p text:style-name="P2">|21 <text:s/>|1 <text:s text:c="2"/>|R15 <text:s text:c="5"/>|RES0603,4.7k <text:s/>|IPC SM-782 <text:s text:c="3"/>|SURFACE MOUNT RESISTOR 0.031 |</text:p>
      <text:p text:style-name="P2">| <text:s text:c="3"/>| <text:s text:c="3"/>| <text:s text:c="8"/>| <text:s text:c="13"/>|STD. <text:s text:c="9"/>|X 0.061 INCHES, 1/10W <text:s text:c="7"/>|</text:p>
      <text:p text:style-name="P2">|22 <text:s/>|1 <text:s text:c="2"/>|U5 <text:s text:c="6"/>|RGEF500_POLYFU| <text:s text:c="13"/>| <text:s text:c="28"/>|</text:p>
      <text:p text:style-name="P2">| <text:s text:c="3"/>| <text:s text:c="3"/>| <text:s text:c="8"/>|SE <text:s text:c="11"/>| <text:s text:c="13"/>| <text:s text:c="28"/>|</text:p>
      <text:p text:style-name="P3">|23 <text:s/>|4 <text:s text:c="2"/>|J1-4 <text:s text:c="4"/>|SCREW_TERMINAL| <text:s text:c="13"/>| <text:s text:c="28"/>|</text:p>
      <text:p text:style-name="P3">| <text:s text:c="3"/>| <text:s text:c="3"/>| <text:s text:c="8"/>|S <text:s text:c="12"/>| <text:s text:c="13"/>| <text:s text:c="28"/>|</text:p>
      <text:p text:style-name="P3">|24 <text:s/>|13 <text:s/>|U3-4 U7 <text:s/>|SCREW_TERMINAL| <text:s text:c="13"/>| <text:s text:c="28"/>|</text:p>
      <text:p text:style-name="P3">| <text:s text:c="3"/>| <text:s text:c="3"/>|U12-21 <text:s text:c="2"/>|S_2 <text:s text:c="10"/>| <text:s text:c="13"/>| <text:s text:c="28"/>|</text:p>
      <text:p text:style-name="P3">|25 <text:s/>|4 <text:s text:c="2"/>|H4-6 H9 <text:s/>|SCREW_TERMINAL| <text:s text:c="13"/>| <text:s text:c="28"/>|</text:p>
      <text:p text:style-name="P3">| <text:s text:c="3"/>| <text:s text:c="3"/>| <text:s text:c="8"/>|S_MOTORS <text:s text:c="5"/>| <text:s text:c="13"/>| <text:s text:c="28"/>|</text:p>
      <text:p text:style-name="P3">|26 <text:s/>|1 <text:s text:c="2"/>|H7 <text:s text:c="6"/>|SCREW_TERMINAL| <text:s text:c="13"/>| <text:s text:c="28"/>|</text:p>
      <text:p text:style-name="P3">| <text:s text:c="3"/>| <text:s text:c="3"/>| <text:s text:c="8"/>|S_SERVO <text:s text:c="6"/>| <text:s text:c="13"/>| <text:s text:c="28"/>|</text:p>
      <text:p text:style-name="P2">|27 <text:s/>|1 <text:s text:c="2"/>|D2 <text:s text:c="6"/>|SK8C-13_DIODE | <text:s text:c="13"/>| <text:s text:c="28"/>|</text:p>
      <text:p text:style-name="P2">|28 <text:s/>|1 <text:s text:c="2"/>|J6 <text:s text:c="6"/>|SN74AH_ANDGATE| <text:s text:c="13"/>| <text:s text:c="28"/>|</text:p>
      <text:p text:style-name="P2">|29 <text:s/>|1 <text:s text:c="2"/>|S1 <text:s text:c="6"/>|SWITCH_TACTILE| <text:s text:c="13"/>| <text:s text:c="28"/>|</text:p>
      <text:p text:style-name="P2">|30 <text:s/>|1 <text:s text:c="2"/>|USB1 <text:s text:c="4"/>|USB_B_HEADER <text:s/>| <text:s text:c="13"/>| <text:s text:c="28"/>|</text:p>
      <text:p text:style-name="P1">|-------------------------------------------------------------------------------|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8T10:22:00.866077682</dc:date>
    <meta:document-statistic meta:table-count="0" meta:image-count="0" meta:object-count="0" meta:page-count="1" meta:paragraph-count="56" meta:word-count="421" meta:character-count="4592" meta:non-whitespace-character-count="1850"/>
    <meta:generator>LibreOffice/4.1.2.3$Linux_X86_64 LibreOffice_project/410m0$Build-3</meta:generator>
  </office:meta>
</office:document-meta>
</file>